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石</text:p>
          </table:table-cell>
          <table:table-cell table:style-name="ce23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凵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<text:span text:style-name="T1">厂</text:span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07:31:22.4916027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0:20:30.772543586</dc:date>
    <meta:editing-duration>P10DT7H51M32S</meta:editing-duration>
    <meta:editing-cycles>2044</meta:editing-cycles>
    <meta:generator>LibreOffice/7.6.7.2$Linux_X86_64 LibreOffice_project/60$Build-2</meta:generator>
    <meta:document-statistic meta:table-count="1" meta:cell-count="452" meta:object-count="0"/>
  </office:meta>
</office:document-meta>
</file>